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adornments="Negreta" style:font-family-generic="swiss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VK_5f_Nadpis">22. Kancelářské balíky</text:p>
      <text:p text:style-name="VK_5f_Text">Pojem kancelářské balíky se používá pro označení skupiny programů pro kancelářské využití. V dnešní době jsou však velmi hojně používány také pro osobní použití. Většinou obsahují vylepšený textový editor, tabulkový procesor a program pro vytváření prezentací, ale zároveň zde mohou být i programy pro úpravu obrázků či databázové systémy.</text:p>
      <text:p text:style-name="VK_5f_Text">Asi nejznámějším a nejrozšířenějším je balík MS Office, který se stal standardem. Je komerční, tzn. placený, a většina lidí si ani neuvědomuje, že existují i jiné možnosti kromě této. Z toho, že je tak rozšířený, vyplývá také využívání různých formátů dokumentu. Formát Microsoftu .doc je zřejmě nejvíce využívaným, a proto ostatní kancelářské balíky musí .doc podporovat, jinak je velmi málo pravděpodobné, že se budou využívat. Podporu tohoto formátu však není jednoduché implementovat a proto v ostatních balících není stoprocentní.</text:p>
      <text:p text:style-name="VK_5f_Text">V dnešní době se mimo MS Office nejvíce používá OpenOffice.org. Dalšími variantami jsou Koffice, což je kancelářský balík grafického prostředí KDE, dále GNOME Office, kancelářský balík grafického prostředí GNOME a AppleWorks pro operační systém Mac OS. Dále existuje spousta dalších, avšak již méně využívaných.</text:p>
      <text:p text:style-name="VK_5f_Nadpis2">Microsoft Office</text:p>
      <text:p text:style-name="VK_5f_Text">MS Office je komerční kancelářský balík od Microsoftu, který není standardní součástí operačního systému Windows a musí se dokoupit. Jeho cena je poměrně vysoká pro komerční použití, avšak verze pro domácnosti a studenty zlevnila vlivem konkurenčních bezplatných balíků. Obsahuje MS Word (textový editor), MS Excel (tabulkový procesor) a MS Powerpoint (vytváření prezentací), případně některé verze obsahují ještě MS Outlook (poštovní klient), MS Access (databázový program) a MS FrontPage (wysiwyg editor).</text:p>
      <text:p text:style-name="VK_5f_Text">MS Office využívá své formáty dokumentů, u kterých nezveřejnil formáty syntaxe, proto je tak těžké implementovat jejich podporu do ostatních kancelářských balíků.</text:p>
      <text:p text:style-name="VK_5f_Text">Licenční politika Microsoftu je poměrně přímočará. Nepovoluje žádné úpravy těchto programů a velmi striktně kontroluje jejich používání a zakoupené licence.</text:p>
      <text:p text:style-name="VK_5f_Nadpis2">OpenOffice.org</text:p>
      <text:p text:style-name="VK_5f_Text">OpenOffice.org je kancelářský balík šířený jako svobodný software pod licencí LGPL, to znamená že je všem dostupný zdarma a je komukoliv otevřený pro úpravu. Je multiplatformní a je dostupný pro operační systémy MS Windows, Mac OS, GNU/Linux, Solaris a FreeBSD. Obsahuje Writer (textový editor), Calc (tabulkový procesor), Impress (vytváření prezentací), Draw (grafický editor), Base (databázový program) a Math (nástroj pro vytváření matematických vzorců).</text:p>
      <text:p text:style-name="VK_5f_Text">Kromě snahy zachovat kompatibilitu s formáty dokumentů MS Office, což se nedaří úplně stoprocentně avšak více než dostatečně, využívá a podporuje souborový formát OpenDocument, který byl schválen jako standart ISO.</text:p>
      <text:p text:style-name="VK_5f_Text"><text:soft-page-break/>Práce v obou kancelářských balících je prakticky totožná a liší se pouze v drobnostech. OpenOffice.org má za cíl brát si z MS Office jen to co je vhodné, avšak pod pojmem vhodné se nachází v podstatě veškerá práce v něm. Rozdíly mezi nimi na první pohled nejsou znát a na druhý jen minimální, z toho plyne že největší rozdíly jsou právě v licenční politice. Zatímco Microsoft chce ze svého balíku „vytřískat“ co nejvíc z koncových uživatelů, OpenOffice.org se rozhodl koncové zákazníky nezatěžovat a žít jen z příspěvků, které dostávají od firem, které s tímto balíkem pracují a potřebují ho ke své práci. V dnešní době se MS Office využívá především v komerční sféře a v domácnostech, zatímco OpenOffice.org používají spíše „znalejší“ uživatelé informačních technologií a firmy pracující s informačními technologiemi. V každém případě se může říct, že OpenOffice.org se stává více a více populární a bude se rozšiřovat jeho používání už jen kvůli BOOMu open source projektů.</text:p>
      <text:p text:style-name="VK_5f_Nadpis2">Práce s nápovědou</text:p>
      <text:p text:style-name="VK_5f_Text">Oba kancelářské balíky mají velmi obsáhlou a uživatelsky přívětivou nápovědu, ve které každý dokáže najít co potřebuje, ať už jsou to různá formátování v textovém editoru či popis funkce v tabulkovém procesoru. Navíc nabízejí tzv. pomocníka, který se nenápadně může schovávat v rohu obrazovky a kdykoliv potřebujete rychle s něčím pomoci, stačí mu napsat hledané slovo a on nám z nápovědy vytáhne témata, které nejspíše hledáme. Zároveň zobrazuje různé tipy uživatelům pro lepší a efektivnější práci s balíky.</text:p>
      <text:p text:style-name="VK_5f_Nadpis2">Hlavní součásti</text:p>
      <text:p text:style-name="VK_5f_Text">Textový editor – používá se pro práci s textovými dokumenty, které dále můžeme upravovat do vhodného formátu pro lepší čitelnost a zvýraznění jednotlivých částí</text:p>
      <text:p text:style-name="VK_5f_Text">Tabulkový procesor – slouží pro práci s tabulkami a to především s matematickými funkcemi, které do tabulek můžeme lehce vkládat</text:p>
      <text:p text:style-name="VK_5f_Text">Prezentační program – slouží k vytváření prezentací určitých výrobků či postupů, určeno hlavně pro firmy ale hojně se využívá i pro výuk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adornments="Negret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cs" fo:country="CZ" style:font-name-asian="Albany AMT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lbany AMT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VK_5f_Nadpis" style:display-name="VK_Nadpis" style:family="paragraph" style:parent-style-name="Standard" style:master-page-name="">
      <style:paragraph-properties fo:margin-left="1cm" fo:margin-right="0cm" fo:margin-top="0cm" fo:margin-bottom="0.3cm" fo:text-indent="0cm" style:auto-text-indent="false" style:page-number="auto">
        <style:tab-stops/>
      </style:paragraph-properties>
      <style:text-properties fo:color="#000080" style:font-name="Arial" fo:font-size="20pt" fo:font-weight="bold"/>
    </style:style>
    <style:style style:name="VK_5f_Text" style:display-name="VK_Text" style:family="paragraph" style:parent-style-name="Standard" style:master-page-name="">
      <style:paragraph-properties fo:margin-left="0cm" fo:margin-right="0cm" fo:margin-top="0.199cm" fo:margin-bottom="0.199cm" fo:line-height="0.6cm" fo:text-align="justify" style:justify-single-word="false" fo:text-indent="1cm" style:auto-text-indent="false" style:page-number="auto">
        <style:tab-stops/>
      </style:paragraph-properties>
      <style:text-properties style:font-name="Times New Roman"/>
    </style:style>
    <style:style style:name="VK_5f_Nadpis2" style:display-name="VK_Nadpis2" style:family="paragraph" style:parent-style-name="Standard" style:master-page-name="">
      <style:paragraph-properties fo:margin-left="0.7cm" fo:margin-right="0cm" fo:margin-top="0.199cm" fo:margin-bottom="0.199cm" fo:text-indent="0cm" style:auto-text-indent="false" style:page-number="auto"/>
      <style:text-properties fo:color="#008000" style:font-name="Arial" fo:font-size="16pt" fo:font-weight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6-01-05T16:37:14</meta:creation-date>
    <dc:date>2008-05-11T14:14:29</dc:date>
    <meta:editing-cycles>5</meta:editing-cycles>
    <meta:editing-duration>PT2H27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8" meta:word-count="687" meta:character-count="4674"/>
  </office:meta>
</office:document-meta>
</file>